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fill-hatch-solid="fals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ffcc99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="hatch" draw:fill-hatch-name="Hatching_20_2" draw:fill-hatch-solid="fals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2.5cm" svg:height="10.5cm" svg:x="3cm" svg:y="4.9cm">
          <text:p/>
          <draw:enhanced-geometry svg:viewBox="0 0 21600 21600" draw:extrusion="true" draw:extrusion-depth="10cm 0" dr3d:projection="parallel" dr3d:shade-mode="draft" draw:extrusion-metal="false" draw:extrusion-specularity="0%" draw:extrusion-diffusion="0%" draw:type="rectangle" draw:enhanced-path="M 0 0 L 21600 0 21600 21600 0 21600 0 0 Z N"/>
        </draw:custom-shape>
        <draw:custom-shape draw:style-name="gr2" draw:text-style-name="P1" draw:layer="layout" svg:width="12.4cm" svg:height="8.8cm" svg:x="3cm" svg:y="6.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2.505cm" svg:height="8.8cm" svg:x="6.495cm" svg:y="1.4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4.5cm" svg:height="3.4cm" svg:x="4.4cm" svg:y="1.4cm">
          <text:p/>
          <draw:enhanced-geometry svg:viewBox="0 0 21600 21600" draw:glue-points="?f6 0 10800 ?f8 ?f11 10800 ?f9 21600 10800 ?f10 ?f5 10800" draw:text-areas="?f3 ?f3 ?f4 ?f4" draw:type="parallelogram" draw:modifiers="4998.938004275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4.5cm" svg:height="3.5cm" svg:x="3.2cm" svg:y="11.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4998.938004275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2.7cm" svg:height="2.3cm" draw:transform="rotate (1.5707963267949) translate (16.7cm 14.2cm)">
          <text:p/>
          <draw:enhanced-geometry svg:viewBox="0 0 21600 21600" draw:mirror-vertical="false" draw:mirror-horizontal="true" draw:glue-points="?f6 0 10800 ?f8 ?f11 10800 ?f9 21600 10800 ?f10 ?f5 10800" draw:text-areas="?f3 ?f3 ?f4 ?f4" draw:type="parallelogram" draw:modifiers="3914.904338241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2.9cm" svg:height="2.5cm" draw:transform="rotate (1.5707963267949) translate (3cm 15.2cm)">
          <text:p/>
          <draw:enhanced-geometry svg:viewBox="0 0 21600 21600" draw:mirror-vertical="false" draw:mirror-horizontal="true" draw:glue-points="?f6 0 10800 ?f8 ?f11 10800 ?f9 21600 10800 ?f10 ?f5 10800" draw:text-areas="?f3 ?f3 ?f4 ?f4" draw:type="parallelogram" draw:modifiers="4004.971073494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Hatching_20_2" draw:display-name="Hatching 2" draw:style="single" draw:color="#000000" draw:distance="0.3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Rumiantcev</meta:initial-creator>
    <meta:creation-date>2013-07-21T16:17:10.18</meta:creation-date>
    <dc:date>2013-07-23T23:45:59.73</dc:date>
    <dc:creator>Alex Rumiantcev</dc:creator>
    <meta:editing-duration>PT1H21M56S</meta:editing-duration>
    <meta:editing-cycles>2</meta:editing-cycles>
    <meta:generator>LibreOffice/4.0.4.2$Windows_x86 LibreOffice_project/9e9821abd0ffdbc09cd8c52eaa574fa09eb08f2</meta:generator>
    <meta:document-statistic meta:object-count="7"/>
  </office:meta>
</office:document-meta>
</file>